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automatic-styles>
    <style:style style:family="drawing-page" style:name="dp1"/>
  </office:automatic-styles>
  <office:body>
    <office:drawing>
      <draw:page draw:master-page-name="Default" draw:name="page1" draw:style-name="dp1"/>
    </office:drawing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styles>
    <draw:marker draw:name="Arrow" svg:d="m10 0-10 30h20z" svg:viewBox="0 0 20 30"/>
    <style:default-style style:family="graphic">
      <style:paragraph-properties style:font-independent-line-spacing="false" style:line-break="strict" style:punctuation-wrap="simple" style:text-autospace="ideograph-alpha" style:writing-mode="lr-tb">
        <style:tab-stops/>
      </style:paragraph-properties>
      <style:text-properties fo:font-family="'Times New Roman'" fo:font-size="24pt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size-asian="24pt" style:font-size-complex="24pt" style:use-window-font-color="true"/>
    </style:default-style>
    <style:style style:family="graphic" style:name="standard">
      <style:graphic-properties draw:fill="solid" draw:fill-color="#99ccff" draw:marker-end-center="false" draw:marker-end-width="0.3cm" draw:marker-start-center="false" draw:marker-start-width="0.3cm" draw:shadow="hidden" draw:shadow-color="#808080" draw:shadow-offset-x="0.3cm" draw:shadow-offset-y="0.3cm" draw:stroke="solid" fo:padding-bottom="0.125cm" fo:padding-left="0.25cm" fo:padding-right="0.25cm" fo:padding-top="0.125cm" svg:stroke-color="#000000" svg:stroke-width="0cm">
        <text:list-style style:name="standard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Arial" fo:font-size="18pt" fo:font-style="normal" fo:font-weight="normal" fo:text-shadow="none" style:font-family-asian="'Lucida Sans Unicode'" style:font-family-complex="Tahoma" style:font-family-generic="roman" style:font-family-generic-asian="system" style:font-family-generic-complex="system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outline="fals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3cm" draw:shadow-offset-y="0.3cm"/>
    </style:style>
    <style:style style:family="graphic" style:name="objectwithoutfill" style:parent-style-name="standard">
      <style:graphic-properties draw:fill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>
        <text:list-style style:name="textbodyindent">
          <text:list-level-style-bullet text:bullet-char="●" text:level="1">
            <style:list-level-properties text:space-before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>
        <text:list-style style:name="title2">
          <text:list-level-style-bullet text:bullet-char="●" text:level="1"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/>
      <style:text-properties fo:font-size="12pt"/>
    </style:style>
  </office:styles>
  <office:automatic-styles>
    <style:page-layout style:name="PM0">
      <style:page-layout-properties fo:margin-bottom="1cm" fo:margin-left="1cm" fo:margin-right="1cm" fo:margin-top="1cm" fo:page-height="29.7cm" fo:page-width="21c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0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8-SNAPSHOT(2011-01-20T19:42:53)</meta:generator>
  </office:meta>
</office:document-meta>
</file>